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 table:number-rows-repeated="104850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8:20:28.032055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8:25:16.477817190</dc:date>
    <meta:editing-duration>P1DT23H14M20S</meta:editing-duration>
    <meta:editing-cycles>1936</meta:editing-cycles>
    <meta:document-statistic meta:table-count="9" meta:cell-count="2314" meta:object-count="0"/>
  </office:meta>
</office:document-meta>
</file>